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41ae79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5f16bb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62f33b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1708df" officeooo:paragraph-rsid="0072bd91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1708df" officeooo:paragraph-rsid="007cc683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1708df" officeooo:paragraph-rsid="00827652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fo:font-weight="bold" officeooo:rsid="003d2e6d" officeooo:paragraph-rsid="005f3484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3d2e6d" officeooo:paragraph-rsid="0045e98c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end" style:justify-single-word="false" fo:break-before="column"/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Consolas" fo:font-size="9pt" fo:font-weight="bold" officeooo:rsid="003d2e6d" officeooo:paragraph-rsid="00921d39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Consolas" fo:font-size="9pt" fo:font-weight="bold" officeooo:rsid="001708df" officeooo:paragraph-rsid="00860610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Consolas" fo:font-size="9pt" fo:font-weight="bold" officeooo:rsid="001708df" officeooo:paragraph-rsid="0093e28b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Consolas" fo:font-size="9pt" fo:font-weight="bold" officeooo:rsid="001708df" officeooo:paragraph-rsid="00948281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Consolas" fo:font-size="9pt" fo:font-weight="bold" officeooo:rsid="001708df" officeooo:paragraph-rsid="00964d4e" style:font-size-asian="9pt" style:font-weight-asian="bold" style:font-size-complex="9pt" style:font-weight-complex="bold"/>
    </style:style>
    <style:style style:name="P16" style:family="paragraph" style:parent-style-name="Standard">
      <style:text-properties style:font-name="Consolas" fo:font-size="9pt" fo:font-weight="bold" officeooo:rsid="00948281" officeooo:paragraph-rsid="00948281" style:font-size-asian="9pt" style:font-weight-asian="bold" style:font-size-complex="9pt" style:font-weight-complex="bold"/>
    </style:style>
    <style:style style:name="P17" style:family="paragraph" style:parent-style-name="Standard">
      <style:text-properties style:font-name="Consolas" fo:font-size="9pt" fo:font-weight="bold" officeooo:rsid="00948281" officeooo:paragraph-rsid="00964d4e" style:font-size-asian="9pt" style:font-weight-asian="bold" style:font-size-complex="9pt" style:font-weight-complex="bold"/>
    </style:style>
    <style:style style:name="P18" style:family="paragraph" style:parent-style-name="Standard">
      <style:text-properties style:font-name="Consolas" fo:font-size="9pt" style:text-underline-style="none" fo:font-weight="bold" officeooo:rsid="00948281" officeooo:paragraph-rsid="00948281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Consolas" fo:font-size="9pt" style:text-underline-style="none" fo:font-weight="bold" officeooo:rsid="00948281" officeooo:paragraph-rsid="00964d4e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Consolas" fo:font-size="5pt" fo:font-weight="bold" officeooo:rsid="001708df" officeooo:paragraph-rsid="00948281" style:font-size-asian="5pt" style:font-weight-asian="bold" style:font-size-complex="5pt" style:font-weight-complex="bold"/>
    </style:style>
    <style:style style:name="P21" style:family="paragraph" style:parent-style-name="Standard">
      <style:text-properties style:font-name="Consolas" fo:font-size="5pt" fo:font-weight="bold" officeooo:rsid="001708df" officeooo:paragraph-rsid="00964d4e" style:font-size-asian="5pt" style:font-weight-asian="bold" style:font-size-complex="5pt" style:font-weight-complex="bold"/>
    </style:style>
    <style:style style:name="P22" style:family="paragraph">
      <loext:graphic-properties draw:fill-color="#ffffff"/>
      <style:text-properties style:font-name="Consola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200af4"/>
    </style:style>
    <style:style style:name="T2" style:family="text">
      <style:text-properties officeooo:rsid="00377b4e"/>
    </style:style>
    <style:style style:name="T3" style:family="text">
      <style:text-properties style:text-underline-style="solid" style:text-underline-width="auto" style:text-underline-color="font-color" officeooo:rsid="003d2e6d"/>
    </style:style>
    <style:style style:name="T4" style:family="text">
      <style:text-properties style:text-underline-style="solid" style:text-underline-width="auto" style:text-underline-color="font-color" officeooo:rsid="003ecac0"/>
    </style:style>
    <style:style style:name="T5" style:family="text">
      <style:text-properties style:text-underline-style="solid" style:text-underline-width="auto" style:text-underline-color="font-color" officeooo:rsid="00200af4"/>
    </style:style>
    <style:style style:name="T6" style:family="text">
      <style:text-properties style:text-underline-style="solid" style:text-underline-width="auto" style:text-underline-color="font-color" officeooo:rsid="0093e28b"/>
    </style:style>
    <style:style style:name="T7" style:family="text">
      <style:text-properties officeooo:rsid="003d2e6d"/>
    </style:style>
    <style:style style:name="T8" style:family="text">
      <style:text-properties officeooo:rsid="003ecac0"/>
    </style:style>
    <style:style style:name="T9" style:family="text">
      <style:text-properties officeooo:rsid="003fd1c6"/>
    </style:style>
    <style:style style:name="T10" style:family="text">
      <style:text-properties officeooo:rsid="004a2f46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2a8c26" style:font-size-asian="11pt" style:font-size-complex="11pt"/>
    </style:style>
    <style:style style:name="T13" style:family="text">
      <style:text-properties fo:font-size="11pt" officeooo:rsid="003ecac0" style:font-size-asian="11pt" style:font-size-complex="11pt"/>
    </style:style>
    <style:style style:name="T14" style:family="text">
      <style:text-properties fo:font-size="11pt" officeooo:rsid="00377b4e" style:font-size-asian="11pt" style:font-size-complex="11pt"/>
    </style:style>
    <style:style style:name="T15" style:family="text">
      <style:text-properties fo:font-size="11pt" officeooo:rsid="005dfbbe" style:font-size-asian="11pt" style:font-size-complex="11pt"/>
    </style:style>
    <style:style style:name="T16" style:family="text">
      <style:text-properties fo:font-size="11pt" officeooo:rsid="001708df" style:font-size-asian="11pt" style:font-size-complex="11pt"/>
    </style:style>
    <style:style style:name="T17" style:family="text">
      <style:text-properties fo:font-size="11pt" officeooo:rsid="007cc683" style:font-size-asian="11pt" style:font-size-complex="11pt"/>
    </style:style>
    <style:style style:name="T18" style:family="text">
      <style:text-properties fo:font-size="11pt" style:text-underline-style="none" officeooo:rsid="003d2e6d" style:font-size-asian="11pt" style:font-size-complex="11pt"/>
    </style:style>
    <style:style style:name="T19" style:family="text">
      <style:text-properties fo:font-size="11pt" style:text-underline-style="none" officeooo:rsid="005dfbbe" style:font-size-asian="11pt" style:font-size-complex="11pt"/>
    </style:style>
    <style:style style:name="T20" style:family="text">
      <style:text-properties fo:font-size="5pt" style:font-size-asian="5pt" style:font-size-complex="5pt"/>
    </style:style>
    <style:style style:name="T21" style:family="text">
      <style:text-properties fo:font-size="5pt" officeooo:rsid="001708df" style:font-size-asian="5pt" style:font-size-complex="5pt"/>
    </style:style>
    <style:style style:name="T22" style:family="text">
      <style:text-properties fo:font-size="5pt" officeooo:rsid="003fd1c6" style:font-size-asian="5pt" style:font-size-complex="5pt"/>
    </style:style>
    <style:style style:name="T23" style:family="text">
      <style:text-properties fo:font-size="5pt" style:text-underline-style="none" officeooo:rsid="003d2e6d" style:font-size-asian="5pt" style:font-size-complex="5pt"/>
    </style:style>
    <style:style style:name="T24" style:family="text">
      <style:text-properties officeooo:rsid="001708df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5f3484" style:font-style-asian="italic" style:font-style-complex="italic"/>
    </style:style>
    <style:style style:name="T27" style:family="text">
      <style:text-properties fo:font-style="italic" officeooo:rsid="003d2e6d" style:font-style-asian="italic" style:font-style-complex="italic"/>
    </style:style>
    <style:style style:name="T28" style:family="text">
      <style:text-properties fo:font-style="italic" officeooo:rsid="0097b075" style:font-style-asian="italic" style:font-style-complex="italic"/>
    </style:style>
    <style:style style:name="T29" style:family="text">
      <style:text-properties officeooo:rsid="007a08b7"/>
    </style:style>
    <style:style style:name="T30" style:family="text">
      <style:text-properties officeooo:rsid="007cc683"/>
    </style:style>
    <style:style style:name="T31" style:family="text">
      <style:text-properties officeooo:rsid="007dab90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93e28b"/>
    </style:style>
    <style:style style:name="T34" style:family="text">
      <style:text-properties style:text-underline-style="none" officeooo:rsid="00948281"/>
    </style:style>
    <style:style style:name="T35" style:family="text">
      <style:text-properties style:text-underline-style="none" officeooo:rsid="00964d4e"/>
    </style:style>
    <style:style style:name="T36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37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38" style:family="text">
      <style:text-properties style:font-name="Consola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111111" draw:marker-start-width="0.494cm" draw:marker-end-width="0.494cm" draw:fill-color="#ffffff" draw:textarea-horizontal-align="justify" draw:textarea-vertical-align="middle" draw:auto-grow-height="false" fo:min-height="1.729cm" fo:min-width="6.909cm" fo:padding-top="0.025cm" fo:padding-bottom="0.025cm" fo:padding-left="0.025cm" fo:padding-right="0.02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><draw:custom-shape text:anchor-type="paragraph" draw:z-index="0" draw:style-name="gr1" draw:text-style-name="P22" svg:width="6.959cm" svg:height="1.779cm" svg:x="-0.03cm" svg:y="1.418cm"><text:p><text:span text:style-name="T36"><text:s/></text:span><text:span text:style-name="T37">OBS! 1RU/1HJ/1SP/2KL kan vara </text:span><text:span text:style-name="T37"><text:line-break/></text:span><text:span text:style-name="T37"> <text:s text:c="7"/>4korts med </text:span><text:span text:style-name="T38">längre</text:span><text:span text:style-name="T37"> sidofärg.</text:span><text:span text:style-name="T37"><text:line-break/></text:span><text:span text:style-name="T37"> <text:s text:c="5"/>1NT lovar </text:span><text:span text:style-name="T38">ej</text:span><text:span text:style-name="T37"> balanserad hand.</text:span><text:span text:style-name="T37"><text:line-break/></text:span><text:span text:style-name="T37"> <text:s text:c="5"/>Många artificiella svarsbud.</text:span></text:p><draw:enhanced-geometry svg:viewBox="0 0 21600 21600" draw:type="rectangle" draw:enhanced-path="M 0 0 L 21600 0 21600 21600 0 21600 0 0 Z N"/></draw:custom-shape><text:span text:style-name="T3"><text:tab/><text:line-break/><text:line-break/></text:span><text:span text:style-name="T18">TURBO (</text:span><text:span text:style-name="T19">stark-1KL, </text:span><text:span text:style-name="T18">canapé-system)<text:line-break/></text:span><text:span text:style-name="T23"><text:line-break/></text:span><text:span text:style-name="T18"> <text:s text:c="3"/></text:span></text:p>
      <text:p text:style-name="P2"><text:line-break/><text:line-break/><text:line-break/></text:p>
      <text:p text:style-name="P2"><text:span text:style-name="T11">1KL:</text:span> <text:s/><text:span text:style-name="T7">16+. Rondkrav. Relä-metoder.</text:span></text:p>
      <text:p text:style-name="P7"><text:span text:style-name="T25">- </text:span><text:span text:style-name="T26">Artificiella svarsbud</text:span><text:span text:style-name="T28">.</text:span><text:span text:style-name="T26"><text:line-break/></text:span><text:span text:style-name="T20"><text:line-break/></text:span><text:span text:style-name="T16">1RU:</text:span><text:span text:style-name="T24"> <text:s/></text:span>2+ru. 13-15:<text:line-break/> <text:s text:c="5"/>a) Bal. Även 5hö+332.<text:line-break/> <text:s text:c="5"/>b) 4441 med 4ru.<text:line-break/> <text:s text:c="5"/>c) 4ru + 5hö.</text:p>
      <text:p text:style-name="P11"><text:s text:c="6"/><text:span text:style-name="T10">d</text:span>) Minst 54/45 i lå.<text:line-break/><text:span text:style-name="T25">- </text:span><text:span text:style-name="T26">Artificiella svarsbud.</text:span><text:line-break/><text:span text:style-name="T21"><text:line-break/></text:span><text:span text:style-name="T16">1</text:span><text:span text:style-name="T12">HJ/1SP</text:span><text:span text:style-name="T16">:</text:span><text:span text:style-name="T24"> <text:s/>4+färg. 10-15:<text:line-break/> <text:s text:c="5"/>a) 10-12 bal m 4+hö.<text:line-break/> <text:s text:c="5"/>b) 10-12 4441.<text:line-break/> <text:s text:c="5"/>c) 10-15. 4hö och 5+sidofärg.<text:line-break/> <text:s text:c="5"/>d) 10-15. Minst 5-5 i hö.<text:line-break/> <text:s text:c="5"/>e) 12-15. Enfärgad 6+hö.<text:line-break/> <text:s text:c="5"/>f) 1HJ: 13-15. 4414 m singel-ru.</text:span></text:p>
      <text:p text:style-name="P3"><text:span text:style-name="T27">- Artificiella svar på 2-läget</text:span><text:span text:style-name="T7"><text:line-break/></text:span><text:span text:style-name="T20"><text:line-break/></text:span><text:span text:style-name="T11">1NT:</text:span> <text:s/><text:span text:style-name="T8">10-12, ej 4hö. Minst 44 i lå el 5+lå<text:line-break/> <text:s text:c="7"/>OBS! Lovar </text:span><text:span text:style-name="T4">ej</text:span><text:span text:style-name="T8"> balanserad!</text:span></text:p>
      <text:p text:style-name="P4"><text:span text:style-name="T20"><text:line-break/></text:span><text:span text:style-name="T13">2KL:</text:span><text:span text:style-name="T8"> a) 13-15. 4+kl och 5hö.<text:line-break/> <text:s text:c="5"/>b) 6+kl, 13-15 el ca 7ss.<text:line-break/></text:span><text:span text:style-name="T20"><text:line-break/></text:span><text:span text:style-name="T11">2RU:</text:span> <text:s/><text:span text:style-name="T8">Multi-variant:</text:span><text:line-break/> <text:s text:c="5"/><text:span text:style-name="T2">a) <text:s/>8-11. Minst 5korts hö.<text:line-break/> <text:s text:c="5"/>b) 13-15. Minst 5hö+5ru.<text:line-break/> <text:s text:c="5"/>c) 7korts hö, ca 7ss.<text:line-break/> <text:s text:c="5"/>d) 6+ru, 13-15 el ca 7ss.<text:line-break/></text:span><text:span text:style-name="T20"><text:line-break/></text:span><text:span text:style-name="T14">2</text:span><text:span text:style-name="T15">HJ/2SP</text:span><text:span text:style-name="T14">:</text:span><text:span text:style-name="T2"> 10-13. 5hö och 4+lå.</text:span></text:p>
      <text:p text:style-name="P5"><text:span text:style-name="T20"><text:line-break/></text:span><text:span text:style-name="T11">2NT:</text:span> <text:s/><text:span text:style-name="T9">13-15</text:span>. <text:span text:style-name="T9">Enfärgad 6+lå.<text:line-break/> <text:s text:c="6"/>Honnör i minst 2 sidofärger.</text:span></text:p>
      <text:p text:style-name="P5"><text:span text:style-name="T20"><text:line-break/></text:span><text:span text:style-name="T17">3N</text:span><text:span text:style-name="T11">T:</text:span> <text:s/><text:span text:style-name="T30">6hö+5ru. Öppningshand.</text:span></text:p>
      <text:p text:style-name="P5"><text:span text:style-name="T20"><text:line-break/></text:span>Mot 1NT: <text:span text:style-name="T9">Konv.<text:line-break/></text:span><text:span text:style-name="T22"><text:line-break/></text:span>Utspel: 10-12 <text:s/><text:span text:style-name="T31">(2a/4e gnm spelf)</text:span>.</text:p>
      <text:p text:style-name="P1">Markeringar: Schneider, Malmö, <text:span text:style-name="T1">Lav.<text:line-break/></text:span></text:p>
      <text:p text:style-name="P9"><text:line-break/><text:span text:style-name="T29"> </text:span></text:p>
      <text:p text:style-name="P10"/>
      <text:p text:style-name="P6"><text:span text:style-name="T3"><text:line-break/><text:line-break/></text:span><text:span text:style-name="T6">SVARSBUD</text:span><text:span text:style-name="T33">:</text:span></text:p>
      <text:p text:style-name="P12"><text:span text:style-name="T5"/></text:p>
      <text:p text:style-name="P13"><text:span text:style-name="T33">1KL-1RU = 0-8</text:span></text:p>
      <text:p text:style-name="P13"><text:span text:style-name="T33">1KL-1HJ = UK 8+, ej 4hj.</text:span></text:p>
      <text:p text:style-name="P14"><text:span text:style-name="T33">1KL-1SP = </text:span><text:span text:style-name="T34">UK 8+, 4+hj, ej 4sp.</text:span></text:p>
      <text:p text:style-name="P14"><text:span text:style-name="T34">1KL-1NT = UK 8+, 6+hö.</text:span></text:p>
      <text:p text:style-name="P14"><text:span text:style-name="T34">1KL-2KL = UK 8+, minst 44 i hö.</text:span></text:p>
      <text:p text:style-name="P16"><text:span text:style-name="T32">1KL-2RÖ = 0-4, 6hö.</text:span></text:p>
      <text:p text:style-name="P16"><text:span text:style-name="T32">1KL-2SP = UK 8+, minst 55 i lå.<text:line-break/></text:span><text:span text:style-name="T35">1KL-2NT = UK 8+, minst 64/46 i hö.</text:span></text:p>
      <text:p text:style-name="P20"><text:span text:style-name="T34"/></text:p>
      <text:p text:style-name="P14"><text:span text:style-name="T34">1RU-1HJ = Ej 4hj.</text:span></text:p>
      <text:p text:style-name="P14"><text:span text:style-name="T34">1RU-1SP = 4+hj, ej 4sp.</text:span></text:p>
      <text:p text:style-name="P14"><text:span text:style-name="T34">1RU-1NT = 44 i hö, ej invit.</text:span></text:p>
      <text:p text:style-name="P14"><text:span text:style-name="T34">1RU-2KL = Minst 44 i hö, invit+.</text:span></text:p>
      <text:p text:style-name="P14"><text:span text:style-name="T34">1RU-2RU = Minst 4-5 i hö, ej invit.</text:span></text:p>
      <text:p text:style-name="P15"><text:span text:style-name="T34">1RU-2HJ = Minst 5-4 i hö, ej invit.<text:line-break/></text:span><text:span text:style-name="T35">1RU-2NT = UK 8+, minst 64/46 i hö.</text:span></text:p>
      <text:p text:style-name="P21"><text:span text:style-name="T34"/></text:p>
      <text:p text:style-name="P15"><text:span text:style-name="T34">1HÖ-2KL = Konv krav. 13+ el trumfstöd.</text:span></text:p>
      <text:p text:style-name="P16"><text:span text:style-name="T32">1HJ-2RU = 4+stöd, invit+.</text:span></text:p>
      <text:p text:style-name="P16"><text:span text:style-name="T32">1SP-2RU = 5+hj.</text:span></text:p>
      <text:p text:style-name="P16"><text:span text:style-name="T32">1SP-2HJ = 5hj, invit.</text:span></text:p>
      <text:p text:style-name="P21"><text:span text:style-name="T34"/></text:p>
      <text:p text:style-name="P17"><text:span text:style-name="T32">1NT-2KL = Konv krav, invit+.</text:span></text:p>
      <text:p text:style-name="P16"><text:span text:style-name="T32">1NT-2RU = 5+hö.</text:span></text:p>
      <text:p text:style-name="P16"><text:span text:style-name="T32">1NT-2HJ = 5hj, invit.</text:span></text:p>
      <text:p text:style-name="P16"><text:span text:style-name="T32">1NT-2SP = 5sp, invit.</text:span></text:p>
      <text:p text:style-name="P16"><text:span text:style-name="T32">1NT-2NT = Lebensohl.</text:span></text:p>
      <text:p text:style-name="P16"><text:span text:style-name="T32">1NT-3KL = Pass/corr i lå.</text:span></text:p>
      <text:p text:style-name="P21"><text:span text:style-name="T34"/></text:p>
      <text:p text:style-name="P17"><text:span text:style-name="T32">2KL-2RU = Invit+ eller 5+hj.</text:span></text:p>
      <text:p text:style-name="P16"><text:span text:style-name="T32">2KL-2HJ = Pass/correct.</text:span></text:p>
      <text:p text:style-name="P16"><text:span text:style-name="T32">2KL-2SP = Nat okrav.</text:span></text:p>
      <text:p text:style-name="P21"><text:span text:style-name="T34"/></text:p>
      <text:p text:style-name="P17"><text:span text:style-name="T32">2RU-2HJ = Pass/correct.</text:span></text:p>
      <text:p text:style-name="P16"><text:span text:style-name="T32">2RU-2SP/3LÅ = Nat okrav.</text:span></text:p>
      <text:p text:style-name="P16"><text:span text:style-name="T32">2RU-3HJ = Spärr, pass/correct.</text:span></text:p>
      <text:p text:style-name="P21"><text:span text:style-name="T34"/></text:p>
      <text:p text:style-name="P17"><text:span text:style-name="T32">2HJ-2SP = Nat okrav.</text:span></text:p>
      <text:p text:style-name="P18">2HÖ-2NT = Konv krav.</text:p>
      <text:p text:style-name="P18">2HÖ-3KL = Pass/correct i lå.</text:p>
      <text:p text:style-name="P18">2HJ-3RU = 4HJ-invit.</text:p>
      <text:p text:style-name="P18">2SP-3RU = Avlägg i hj, el 4SP-invit.</text:p>
      <text:p text:style-name="P21"><text:span text:style-name="T34"/></text:p>
      <text:p text:style-name="P19">2NT-3KL = Pass/correct.</text:p>
      <text:p text:style-name="P18">2NT-3RU = 5+hö.</text:p>
      <text:p text:style-name="P18">2NT-3HJ = Lå-fråga.</text:p>
      <text:p text:style-name="P18">2NT-3SP = Nat okrav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9-09-28T19:49:10.514000000</meta:print-date>
    <dc:date>2019-11-07T22:49:34.106000000</dc:date>
    <meta:editing-duration>PT3H50M35S</meta:editing-duration>
    <meta:editing-cycles>128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51" meta:word-count="345" meta:character-count="1982" meta:non-whitespace-character-count="1545"/>
  </office:meta>
</office:document-meta>
</file>